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style:text-underline-style="none" fo:font-weight="bold" style:font-weight-asian="bold"/>
    </style:style>
    <style:style style:name="P6" style:family="paragraph" style:parent-style-name="Standard" style:list-style-name="WWNum30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6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6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7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0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27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15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36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47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42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43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33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25" style:family="paragraph" style:parent-style-name="Standard" style:list-style-name="WWNum21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12">
      <style:paragraph-properties fo:margin-left="1.27cm" fo:margin-right="0cm" fo:text-indent="-0.635cm" style:auto-text-indent="false"/>
    </style:style>
    <style:style style:name="P27" style:family="paragraph" style:parent-style-name="Standard" style:list-style-name="WWNum44">
      <style:paragraph-properties fo:margin-left="1.27cm" fo:margin-right="0cm" fo:text-indent="-0.635cm" style:auto-text-indent="false"/>
    </style:style>
    <style:style style:name="P28" style:family="paragraph" style:parent-style-name="Standard" style:list-style-name="WWNum32">
      <style:paragraph-properties fo:margin-left="1.27cm" fo:margin-right="0cm" fo:text-indent="-0.635cm" style:auto-text-indent="false"/>
    </style:style>
    <style:style style:name="P29" style:family="paragraph" style:parent-style-name="Standard" style:list-style-name="WWNum23">
      <style:paragraph-properties fo:margin-left="1.27cm" fo:margin-right="0cm" fo:text-indent="-0.635cm" style:auto-text-indent="false"/>
    </style:style>
    <style:style style:name="P30" style:family="paragraph" style:parent-style-name="Standard" style:list-style-name="WWNum28">
      <style:paragraph-properties fo:margin-left="1.27cm" fo:margin-right="0cm" fo:text-indent="-0.635cm" style:auto-text-indent="false"/>
    </style:style>
    <style:style style:name="P31" style:family="paragraph" style:parent-style-name="Standard" style:list-style-name="WWNum40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34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46">
      <style:paragraph-properties fo:margin-left="1.27cm" fo:margin-right="0cm" fo:text-indent="-0.635cm" style:auto-text-indent="false"/>
    </style:style>
    <style:style style:name="P34" style:family="paragraph" style:parent-style-name="Standard" style:list-style-name="WWNum18">
      <style:paragraph-properties fo:margin-left="1.27cm" fo:margin-right="0cm" fo:text-indent="-0.635cm" style:auto-text-indent="false"/>
    </style:style>
    <style:style style:name="P35" style:family="paragraph" style:parent-style-name="Standard" style:list-style-name="WWNum35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31">
      <style:paragraph-properties fo:margin-left="1.27cm" fo:margin-right="0cm" fo:text-indent="-0.635cm" style:auto-text-indent="false"/>
    </style:style>
    <style:style style:name="P37" style:family="paragraph" style:parent-style-name="Standard" style:list-style-name="WWNum37">
      <style:paragraph-properties fo:margin-left="1.27cm" fo:margin-right="0cm" fo:text-indent="-0.635cm" style:auto-text-indent="false"/>
    </style:style>
    <style:style style:name="P38" style:family="paragraph" style:parent-style-name="Standard" style:list-style-name="WWNum19">
      <style:paragraph-properties fo:margin-left="1.27cm" fo:margin-right="0cm" fo:text-indent="-0.635cm" style:auto-text-indent="false"/>
    </style:style>
    <style:style style:name="P39" style:family="paragraph" style:parent-style-name="Standard" style:list-style-name="WWNum38">
      <style:paragraph-properties fo:margin-left="1.27cm" fo:margin-right="0cm" fo:text-indent="-0.635cm" style:auto-text-indent="false"/>
    </style:style>
    <style:style style:name="P4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41" style:family="paragraph" style:parent-style-name="Standard" style:list-style-name="WWNum45">
      <style:paragraph-properties fo:margin-left="1.27cm" fo:margin-right="0cm" fo:text-indent="-0.635cm" style:auto-text-indent="false"/>
    </style:style>
    <style:style style:name="P42" style:family="paragraph" style:parent-style-name="Standard" style:list-style-name="WWNum25">
      <style:paragraph-properties fo:margin-left="1.27cm" fo:margin-right="0cm" fo:text-indent="-0.635cm" style:auto-text-indent="false"/>
    </style:style>
    <style:style style:name="P43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 Unicode MS" style:font-name-asian="Arial Unicode MS1" style:font-name-complex="Arial Unicode MS1"/>
    </style:style>
    <style:style style:name="P44" style:family="paragraph" style:parent-style-name="Standard">
      <style:paragraph-properties fo:break-before="page"/>
      <style:text-properties style:text-underline-style="none" fo:font-weight="bold" style:font-weight-asian="bold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********************</text:p>
      <text:p text:style-name="P1">****** GUÍAS LINEALES *******</text:p>
      <text:p text:style-name="P1">***********************************</text:p>
      <text:p text:style-name="Standard">EJE Y</text:p>
      <text:list xml:id="list5387546146219721490" text:style-name="WWNum30">
        <text:list-item>
          <text:p text:style-name="P6">2 Guías de 450 mm MGN12C + 4 patines MGN12C <text:s/></text:p>
        </text:list-item>
      </text:list>
      <text:p text:style-name="Standard"/>
      <text:p text:style-name="Standard">EJE Z y X</text:p>
      <text:list xml:id="list2480519232030838280" text:style-name="WWNum7">
        <text:list-item>
          <text:p text:style-name="P7">3 Guías de 500 mm MGN12C + 3 patines MGN12C <text:s/></text:p>
        </text:list-item>
      </text:list>
      <text:p text:style-name="Standard"/>
      <text:p text:style-name="P1">***********************************</text:p>
      <text:p text:style-name="P1">****** PERFILES 30X30 *******</text:p>
      <text:p text:style-name="P1">***********************************</text:p>
      <text:p text:style-name="Standard">2 Perfiles 30x30 --- 285mm (Zona delantera)</text:p>
      <text:p text:style-name="Standard">2 Perfiles 30x30 --- 166mm (zona trasera)</text:p>
      <text:p text:style-name="Standard"/>
      <text:p text:style-name="P1">***********************************</text:p>
      <text:p text:style-name="P1">****** ESTRUCTURA ***********</text:p>
      <text:p text:style-name="P1">***********************************</text:p>
      <text:p text:style-name="Standard">Estructura General </text:p>
      <text:list xml:id="list2423754735567004800" text:style-name="WWNum26">
        <text:list-item>
          <text:p text:style-name="P8">12 Tornillos M3x12 <text:s/>(6 por lado)</text:p>
        </text:list-item>
        <text:list-item>
          <text:p text:style-name="P8">12 tuercas M3 incrustadas en la estructura (6 por cada lado)</text:p>
        </text:list-item>
      </text:list>
      <text:p text:style-name="Standard"><text:tab/> <text:s/></text:p>
      <text:p text:style-name="Standard">Unión de Perfiles con soportes de Metal </text:p>
      <text:list xml:id="list2344592336538050035" text:style-name="WWNum16">
        <text:list-item>
          <text:p text:style-name="P9"><text:s/>32 tornillos M5x12</text:p>
        </text:list-item>
      </text:list>
      <text:p text:style-name="Standard"/>
      <text:p text:style-name="P1">***********************************</text:p>
      <text:p text:style-name="P1">****** EJE Y ********************</text:p>
      <text:p text:style-name="P1">***********************************</text:p>
      <text:p text:style-name="Standard">Sujeción Y a las guías 30x30 |<text:span text:style-name="T1"> (EJ: Pieza 12 a Pieza 22)</text:span></text:p>
      <text:list xml:id="list7503735185755850598" text:style-name="WWNum9">
        <text:list-item>
          <text:p text:style-name="P10">14 Tornillos M3x10 (7 por guia)</text:p>
        </text:list-item>
        <text:list-item>
          <text:p text:style-name="P10">14 Tuercas T-Nut (7 por guia)</text:p>
        </text:list-item>
      </text:list>
      <text:p text:style-name="Standard"><text:tab/><text:tab/><text:tab/> <text:s/></text:p>
      <text:p text:style-name="Standard">Sujeción piezas impresa al soporte metal (guías Y) <text:s/><text:span text:style-name="T1">(EJ: Pieza 13 a Pieza 23)</text:span></text:p>
      <text:list xml:id="list4794636031774309459" text:style-name="WWNum17">
        <text:list-item>
          <text:p text:style-name="P11">4 tornillos M3x10 (2 para cada pieza)</text:p>
        </text:list-item>
        <text:list-item>
          <text:p text:style-name="P11">4 tuercas T-Nut de perfil 2020 (2 para cada pieza)</text:p>
        </text:list-item>
      </text:list>
      <text:p text:style-name="Standard"><text:tab/></text:p>
      <text:p text:style-name="Standard">Soporte Motor Y a Estructura <text:s text:c="2"/><text:span text:style-name="T1">(EJ: Pieza 16 a Pieza 25)</text:span></text:p>
      <text:list xml:id="list8813438381819177707" text:style-name="WWNum20">
        <text:list-item>
          <text:p text:style-name="P12">2 Tornillos M3x12</text:p>
        </text:list-item>
        <text:list-item>
          <text:p text:style-name="P12">2 tuercas m3</text:p>
        </text:list-item>
      </text:list>
      <text:p text:style-name="Standard"/>
      <text:p text:style-name="Standard">Final de carrera Y <text:span text:style-name="T1"><text:s text:c="2"/>(EJ: Pieza 15 a Pieza 27)</text:span></text:p>
      <text:list xml:id="list2038006348395194682" text:style-name="WWNum27">
        <text:list-item>
          <text:p text:style-name="P13">2 Tornillos M3x10</text:p>
        </text:list-item>
        <text:list-item>
          <text:p text:style-name="P13">2 tuercas M3</text:p>
        </text:list-item>
      </text:list>
      <text:p text:style-name="Standard"/>
      <text:p text:style-name="Standard"/>
      <text:p text:style-name="Standard"/>
      <text:p text:style-name="Standard">Y idler a estructura (soporte Rodamiento Y)</text:p>
      <text:list xml:id="list872308765938528865" text:style-name="WWNum15">
        <text:list-item>
          <text:p text:style-name="P14">3 Tornillos M3x10 </text:p>
        </text:list-item>
        <text:list-item>
          <text:p text:style-name="P14"><text:soft-page-break/>3 tuercas M3</text:p>
        </text:list-item>
      </text:list>
      <text:p text:style-name="Standard"/>
      <text:p text:style-name="Standard">Polea 3mm a pieza impresa </text:p>
      <text:list xml:id="list7197853793495162924" text:style-name="WWNum36">
        <text:list-item>
          <text:p text:style-name="P15">1 Tornillo M3x25 </text:p>
        </text:list-item>
        <text:list-item>
          <text:p text:style-name="P15">1 Tuerca autoblocante M3</text:p>
        </text:list-item>
      </text:list>
      <text:p text:style-name="Standard"/>
      <text:p text:style-name="Standard">Y holder a bandeja (Soporte correa Y) </text:p>
      <text:list xml:id="list4430818369044103200" text:style-name="WWNum47">
        <text:list-item>
          <text:p text:style-name="P16">2 Tornillos M3x12 </text:p>
        </text:list-item>
        <text:list-item>
          <text:p text:style-name="P16">2 Tuerca autoblocante M3</text:p>
        </text:list-item>
      </text:list>
      <text:p text:style-name="Standard"><text:tab/><text:tab/> <text:s/></text:p>
      <text:p text:style-name="Standard">Sujeción patines a bandeja </text:p>
      <text:list xml:id="list9131345474641669352" text:style-name="WWNum8">
        <text:list-item>
          <text:p text:style-name="P17">Cantidad 12 Tornillos M3x8</text:p>
        </text:list-item>
      </text:list>
      <text:p text:style-name="Standard"/>
      <text:p text:style-name="Standard">Motor Y a Soporte </text:p>
      <text:list xml:id="list425224079603987554" text:style-name="WWNum1">
        <text:list-item>
          <text:p text:style-name="P18">Cantidad 2 Tornillos M3x10</text:p>
        </text:list-item>
      </text:list>
      <text:p text:style-name="Standard"/>
      <text:p text:style-name="Standard">Soporte cadeneta a base </text:p>
      <text:list xml:id="list8334692824584425961" text:style-name="WWNum42">
        <text:list-item>
          <text:p text:style-name="P19">Cantidad 1 Tornillo M3x12</text:p>
        </text:list-item>
      </text:list>
      <text:p text:style-name="Standard"/>
      <text:p text:style-name="Standard">Sujeción X a las guías </text:p>
      <text:list xml:id="list8832512910275962619" text:style-name="WWNum11">
        <text:list-item>
          <text:p text:style-name="P20">12 Tornillos M3x16 </text:p>
        </text:list-item>
      </text:list>
      <text:p text:style-name="Standard"/>
      <text:p text:style-name="Standard">Cama a base aluminio Y </text:p>
      <text:list xml:id="list6724762545040993596" text:style-name="WWNum43">
        <text:list-item>
          <text:p text:style-name="P21">5 Tornillos M3x20 Avellanados </text:p>
        </text:list-item>
        <text:list-item>
          <text:p text:style-name="P21">5 Tuercas autoblocante<text:tab/></text:p>
        </text:list-item>
      </text:list>
      <text:p text:style-name="Standard"/>
      <text:p text:style-name="P1">***********************************</text:p>
      <text:p text:style-name="P1">****** EJE X ********************</text:p>
      <text:p text:style-name="P1">***********************************</text:p>
      <text:p text:style-name="Standard">X-motor - X-idler a Guia Z </text:p>
      <text:list xml:id="list5008589197234556371" text:style-name="WWNum10">
        <text:list-item>
          <text:p text:style-name="P22">8 Tornillos M3x8</text:p>
        </text:list-item>
      </text:list>
      <text:p text:style-name="Standard"><text:tab/></text:p>
      <text:p text:style-name="Standard">X-Carriage a Guia de X </text:p>
      <text:list xml:id="list5215647284935961799" text:style-name="WWNum33">
        <text:list-item>
          <text:p text:style-name="P23">4 Tornillos M3x8</text:p>
        </text:list-item>
      </text:list>
      <text:p text:style-name="Standard"><text:tab/></text:p>
      <text:p text:style-name="Standard">Sujeccion Guia X a Pieza Impresa X-Motor y X-idler</text:p>
      <text:list xml:id="list2663815710202288410" text:style-name="WWNum13">
        <text:list-item>
          <text:p text:style-name="P24">2 Tornillos M3x18 (1 para X-motor y 1 para X-idler)</text:p>
        </text:list-item>
        <text:list-item>
          <text:p text:style-name="P24">1 Tornillo M3x16 para X-motor (El que coincide con la guia de Z) </text:p>
        </text:list-item>
        <text:list-item>
          <text:p text:style-name="P24">1 Tornillo M3x14 para X-idler (El que coincide con la guia de Z) </text:p>
        </text:list-item>
        <text:list-item>
          <text:p text:style-name="P24">4 Tuercas M3 <text:line-break/></text:p>
        </text:list-item>
      </text:list>
      <text:p text:style-name="Standard">Polea X a X-Idler</text:p>
      <text:list xml:id="list3956170180038898015" text:style-name="WWNum21">
        <text:list-item>
          <text:p text:style-name="P25">1 Tornillo M5x30 </text:p>
        </text:list-item>
        <text:list-item>
          <text:p text:style-name="P25">1 Tuerca Autoblocantes</text:p>
        </text:list-item>
      </text:list>
      <text:p text:style-name="Standard"><text:tab/><text:tab/><text:tab/> <text:s/></text:p>
      <text:p text:style-name="Standard">Motor X a Pieza Impresa</text:p>
      <text:list xml:id="list1156978224956934077" text:style-name="WWNum12">
        <text:list-item>
          <text:p text:style-name="P26">4 Tornillos M3x10 </text:p>
        </text:list-item>
        <text:list-item>
          <text:p text:style-name="P26">4 Arandelas</text:p>
        </text:list-item>
      </text:list>
      <text:p text:style-name="Standard"><text:soft-page-break/></text:p>
      <text:p text:style-name="P1">***********************************</text:p>
      <text:p text:style-name="P1">****** EJE Z ********************</text:p>
      <text:p text:style-name="P1">***********************************</text:p>
      <text:p text:style-name="Standard">Sujeción Guías de Z a estructura de metal </text:p>
      <text:list xml:id="list6515427835151093837" text:style-name="WWNum44">
        <text:list-item>
          <text:p text:style-name="P27">12 Tornillos M3X12 <text:s/>(7 para cada Z)</text:p>
        </text:list-item>
        <text:list-item>
          <text:p text:style-name="P27">12 Tuercas Autoblocantes (7 para cada Z)</text:p>
        </text:list-item>
      </text:list>
      <text:p text:style-name="Standard"/>
      <text:p text:style-name="Standard">Soporte impreso de motor Z a estructura metal </text:p>
      <text:list xml:id="list2703313582686069458" text:style-name="WWNum32">
        <text:list-item>
          <text:p text:style-name="P28">3 Tornillos M3X12</text:p>
        </text:list-item>
        <text:list-item>
          <text:p text:style-name="P28">6 tuercas M3 </text:p>
        </text:list-item>
      </text:list>
      <text:p text:style-name="Standard"/>
      <text:p text:style-name="Standard">Tuerca Husillos de X en pieza impresa</text:p>
      <text:list xml:id="list6084637407973216634" text:style-name="WWNum23">
        <text:list-item>
          <text:p text:style-name="P29">6 tornillos <text:s/>M3x12 (3 para cada lado)</text:p>
        </text:list-item>
        <text:list-item>
          <text:p text:style-name="P29">6 Tuerca autoblocantes (3 para cada lado)</text:p>
        </text:list-item>
      </text:list>
      <text:p text:style-name="Standard"/>
      <text:p text:style-name="Standard">Motores Z a Pieza Impresa Z</text:p>
      <text:list xml:id="list5416175008965131027" text:style-name="WWNum28">
        <text:list-item>
          <text:p text:style-name="P30">4 Tornillos M3x8 por cada motor</text:p>
        </text:list-item>
      </text:list>
      <text:p text:style-name="P1"/>
      <text:p text:style-name="P1">***********************************</text:p>
      <text:p text:style-name="P1">****** CORREAS ***************</text:p>
      <text:p text:style-name="P1">***********************************</text:p>
      <text:p text:style-name="Standard">Correa X 960mm</text:p>
      <text:p text:style-name="Standard">Correa Y 910mm</text:p>
      <text:p text:style-name="Standard"/>
      <text:p text:style-name="P1">***********************************</text:p>
      <text:p text:style-name="P1">****** CABLEADO *************</text:p>
      <text:p text:style-name="P1">***********************************</text:p>
      <text:p text:style-name="Standard">600mm Cable de fuente a placa alimentacion</text:p>
      <text:p text:style-name="Standard">900mm Cable cama a electronica</text:p>
      <text:p text:style-name="Standard"/>
      <text:p text:style-name="P44">***********************************</text:p>
      <text:p text:style-name="P5">****** ELECTRÓNICA *********</text:p>
      <text:p text:style-name="P5">***********************************</text:p>
      <text:p text:style-name="P5"/>
      <text:p text:style-name="P5">Soporte Fuente a Marco + Soporte tapa fuente</text:p>
      <text:p text:style-name="P5">4 Tornillos M4x6</text:p>
      <text:p text:style-name="P5"/>
      <text:p text:style-name="P5">Conector C14 </text:p>
      <text:p text:style-name="P5">2 Tornillos M3x8 Avellanado</text:p>
      <text:p text:style-name="P5">2 Tuercas M3</text:p>
      <text:p text:style-name="P5"/>
      <text:p text:style-name="P5">Soporte placa a Marco (electronica + raspy)</text:p>
      <text:p text:style-name="P5">4 Tornillos M3x10 Avellanados</text:p>
      <text:p text:style-name="P5"/>
      <text:p text:style-name="P5">Raspy y skr a soporte electrónica</text:p>
      <text:p text:style-name="P5">8 Tornillos M3x6 </text:p>
      <text:p text:style-name="P5">8 insertos (4 por cada placa)</text:p>
      <text:p text:style-name="P5"/>
      <text:p text:style-name="P5">Soporte endstop Y </text:p>
      <text:p text:style-name="P5">2 Tornillos M3x10</text:p>
      <text:p text:style-name="P5"/>
      <text:p text:style-name="P5">Soporte bobina filamento</text:p>
      <text:p text:style-name="P5">1 Tornillo M3x12 (no entra, aun estando la tuerca incrustada)</text:p>
      <text:p text:style-name="P5">1 Tornillo M3x18 </text:p>
      <text:p text:style-name="P5">1 Tuerca M3</text:p>
      <text:p text:style-name="P5"/>
      <text:p text:style-name="P5">Sensor de filamento a soporte impreso</text:p>
      <text:p text:style-name="P5">2 Tornillos M3x18</text:p>
      <text:p text:style-name="P5">2 Tuercas M3</text:p>
      <text:p text:style-name="P5"/>
      <text:p text:style-name="P5">Sensor de Filamento a marco de metal superior</text:p>
      <text:p text:style-name="P5">1 Tornillo M3x18</text:p>
      <text:p text:style-name="P5"/>
      <text:p text:style-name="P5">Ventilador electrónica a tapa 3x18 avellanado</text:p>
      <text:p text:style-name="P5">2 Tornillos M3x18</text:p>
      <text:p text:style-name="P5">2 Tuercas M3</text:p>
      <text:p text:style-name="P5"/>
      <text:p text:style-name="P5">LCD RBG <text:s/></text:p>
      <text:p text:style-name="P5">2 Tornillo M3x6</text:p>
      <text:p text:style-name="P5">2 Tornillo M3x16</text:p>
      <text:p text:style-name="P5">4 insertos</text:p>
      <text:p text:style-name="P5"/>
      <text:p text:style-name="P5">Tapa electrónica <text:s/></text:p>
      <text:p text:style-name="P5">1 Tornillo M3x50</text:p>
      <text:p text:style-name="P5">1 Tuerca M3</text:p>
      <text:p text:style-name="Standard"/>
      <text:p text:style-name="P1">***********************************</text:p>
      <text:p text:style-name="P1">****** INSERTOS **************</text:p>
      <text:p text:style-name="P1"><text:soft-page-break/>***********************************</text:p>
      <text:p text:style-name="Standard">20 Insertos M3</text:p>
      <text:p text:style-name="Standard">1 Inserto M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***********************************</text:p>
      <text:p text:style-name="P1">****** TITAN *********</text:p>
      <text:p text:style-name="P1">***********************************</text:p>
      <text:p text:style-name="Standard">1- Anclaje titan no aero a motor 3x10</text:p>
      <text:p text:style-name="Standard">3- Anclaje aero a motor 3X35 + 4 Arandelas + 1 3x30 corto (Todos con arandela)</text:p>
      <text:p text:style-name="Standard">2- Ventilador aero 3x16 Avellanados para filtro</text:p>
      <text:p text:style-name="Standard">2- Ventilador Blower a soporte vent capa 3x20</text:p>
      <text:p text:style-name="Standard">2- Soporte cadeneta a Vent capa 3x8</text:p>
      <text:p text:style-name="Standard">Sensor inductivo 24mm desde salida del cable a X carriage</text:p>
      <text:p text:style-name="Standard"/>
      <text:p text:style-name="Standard">------------------------------------------</text:p>
      <text:p text:style-name="Standard">Tubo PTFE Titan 41.60mm (Barrel 4.1)</text:p>
      <text:p text:style-name="Standard">Tubo PTFE Titan 23.50mm (Barrel TC4)</text:p>
      <text:p text:style-name="Standard"/>
      <text:p text:style-name="Standard"/>
      <text:p text:style-name="Standard"/>
      <text:p text:style-name="P1">***********************************</text:p>
      <text:p text:style-name="P1">****** BMG *********************</text:p>
      <text:p text:style-name="P1">***********************************</text:p>
      <text:p text:style-name="Standard">Anclaje soporte a guia </text:p>
      <text:list xml:id="list3983941340116804179" text:style-name="WWNum40">
        <text:list-item>
          <text:p text:style-name="P31">4 Tornillos M3x8</text:p>
        </text:list-item>
      </text:list>
      <text:p text:style-name="Standard"/>
      <text:p text:style-name="Standard">Anclaje bmg a soporte </text:p>
      <text:list xml:id="list36363240" text:continue-numbering="true" text:style-name="WWNum40">
        <text:list-item>
          <text:p text:style-name="P31">3 Tornillos M3x35</text:p>
        </text:list-item>
      </text:list>
      <text:p text:style-name="Standard"/>
      <text:p text:style-name="Standard">Soporte fan layer a carro central</text:p>
      <text:list xml:id="list36355933" text:continue-numbering="true" text:style-name="WWNum40">
        <text:list-item>
          <text:p text:style-name="P31">4 Tornillos M3x12</text:p>
        </text:list-item>
        <text:list-item>
          <text:p text:style-name="P31">4 arandelas </text:p>
        </text:list-item>
      </text:list>
      <text:p text:style-name="Standard"/>
      <text:p text:style-name="Standard">Soporte cadeneta a x carro</text:p>
      <text:list xml:id="list36348292" text:continue-numbering="true" text:style-name="WWNum40">
        <text:list-item>
          <text:p text:style-name="P31">4 Tornillos M3x6</text:p>
        </text:list-item>
        <text:list-item>
          <text:p text:style-name="P31">2 Insertos En carro central</text:p>
        </text:list-item>
      </text:list>
      <text:p text:style-name="Standard"/>
      <text:p text:style-name="Standard">Ventilador blower a soporte impreso </text:p>
      <text:list xml:id="list36361656" text:continue-numbering="true" text:style-name="WWNum40">
        <text:list-item>
          <text:p text:style-name="P31">2 Tornillos M3x20 </text:p>
        </text:list-item>
        <text:list-item>
          <text:p text:style-name="P31">Usadas tuercas M3 acero. <text:s/>No hay tuerca de Nylon en el pack</text:p>
        </text:list-item>
      </text:list>
      <text:p text:style-name="Standard"/>
      <text:p text:style-name="P2"/>
      <text:p text:style-name="Standard"/>
      <text:p text:style-name="P1">***********************************</text:p>
      <text:p text:style-name="P1">****** CADENETAS ************</text:p>
      <text:p text:style-name="P1">***********************************</text:p>
      <text:p text:style-name="Standard"/>
      <text:p text:style-name="Standard">EJE Y (cama)</text:p>
      <text:list xml:id="list1703680062822912424" text:style-name="WWNum34">
        <text:list-item>
          <text:p text:style-name="P32">20x Eslabon 5</text:p>
        </text:list-item>
      </text:list>
      <text:p text:style-name="Standard"/>
      <text:p text:style-name="Standard">EJE Z</text:p>
      <text:list xml:id="list5259963316252383747" text:style-name="WWNum46">
        <text:list-item>
          <text:p text:style-name="P33">23x Eslabones </text:p>
        </text:list-item>
        <text:list-item>
          <text:p text:style-name="P33">21 tapas R</text:p>
        </text:list-item>
        <text:list-item>
          <text:p text:style-name="P33">2 tapas finas</text:p>
        </text:list-item>
      </text:list>
      <text:p text:style-name="Standard"/>
      <text:p text:style-name="Standard">CASO BMG <text:s/>(EJE X)</text:p>
      <text:list xml:id="list5678165686586791123" text:style-name="WWNum18">
        <text:list-item>
          <text:p text:style-name="P34"><text:s/>23 Eslabones + Eslabon Bloqueado</text:p>
        </text:list-item>
        <text:list-item>
          <text:p text:style-name="P34">21 tapas L</text:p>
        </text:list-item>
        <text:list-item>
          <text:p text:style-name="P34">1 tapa fina</text:p>
        </text:list-item>
      </text:list>
      <text:p text:style-name="Standard"/>
      <text:p text:style-name="Standard">CASO TITAN <text:s/>(EJE X)</text:p>
      <text:list xml:id="list4064979361837415138" text:style-name="WWNum35">
        <text:list-item>
          <text:p text:style-name="P35">18 Eslabones 15 (Eje X)</text:p>
        </text:list-item>
        <text:list-item>
          <text:p text:style-name="P35">16 Tapas L </text:p>
        </text:list-item>
        <text:list-item>
          <text:p text:style-name="P35">2 Tapa fina</text:p>
        </text:list-item>
      </text:list>
      <text:p text:style-name="Standard"/>
      <text:p text:style-name="Standard">TORNILLOS CADENETAS<text:line-break/>Xmotor a Soporte de Cadeneta</text:p>
      <text:list xml:id="list1623829200215097251" text:style-name="WWNum31">
        <text:list-item>
          <text:p text:style-name="P36">4 Tornillos M3X6</text:p>
        </text:list-item>
        <text:list-item>
          <text:p text:style-name="P36">4 insertos</text:p>
        </text:list-item>
      </text:list>
      <text:p text:style-name="Standard"/>
      <text:p text:style-name="Standard">X-Carriage a Soporte de Cadeneta</text:p>
      <text:list xml:id="list6738811712335840385" text:style-name="WWNum37">
        <text:list-item>
          <text:p text:style-name="P37">2 tornillos M3x8</text:p>
        </text:list-item>
      </text:list>
      <text:p text:style-name="Standard"/>
      <text:p text:style-name="Standard"/>
      <text:p text:style-name="P1">***********************************</text:p>
      <text:p text:style-name="P1">****** CABLES</text:p>
      <text:p text:style-name="P1">***********************************</text:p>
      <text:p text:style-name="Standard">Estos son los alargamientos necesarios de cables: </text:p>
      <text:p text:style-name="Standard"/>
      <text:p text:style-name="Standard">EJE X a Electrónica</text:p>
      <text:list xml:id="list3882094332971985525" text:style-name="WWNum19">
        <text:list-item>
          <text:p text:style-name="P38">1 metro extra cable 2 nucleos 24 awg calentador Hotend.</text:p>
        </text:list-item>
        <text:list-item>
          <text:p text:style-name="P38">1 metro extra cable 2 nucleos 28 awg Termistor Hotend.</text:p>
        </text:list-item>
        <text:list-item>
          <text:p text:style-name="P38">1 metro extra cable 3 nucleos 28 awg inductor.</text:p>
        </text:list-item>
        <text:list-item>
          <text:p text:style-name="P38">1 metro extra cable 2 nucleos 28 awg para Ventilador capa</text:p>
        </text:list-item>
        <text:list-item>
          <text:p text:style-name="P38">1 metro extra cable 2 nucleos 28 awg para ventilador Extrusor</text:p>
        </text:list-item>
        <text:list-item>
          <text:p text:style-name="P38">1,5 metro extra cable para Final de carrera de X</text:p>
        </text:list-item>
      </text:list>
      <text:p text:style-name="Standard"/>
      <text:p text:style-name="Standard">Fuente a Electrónica:</text:p>
      <text:list xml:id="list7499499511611334961" text:style-name="WWNum38">
        <text:list-item>
          <text:p text:style-name="P39">1,4 metros cable 2.5mm de Fuente a Electrónica (Cable Positivo, Negativo y Tierra)</text:p>
        </text:list-item>
        <text:list-item>
          <text:p text:style-name="P39"><text:soft-page-break/>1,4 metros cable 4mm de Fuente a Mofset (cable Positivo y Negativo)</text:p>
        </text:list-item>
      </text:list>
      <text:p text:style-name="Standard"/>
      <text:p text:style-name="Standard">Cama a Electrónica:</text:p>
      <text:list xml:id="list771409082780825235" text:style-name="WWNum6">
        <text:list-item>
          <text:p text:style-name="P40">1 Metro cable 4mm de Mofset a cama (cable Positivo y Negativo)</text:p>
        </text:list-item>
        <text:list-item>
          <text:p text:style-name="P40">1 Metro cable 28 AWG Termistor a Electrónica (Positivo y Negativo)</text:p>
        </text:list-item>
      </text:list>
      <text:p text:style-name="Standard"/>
      <text:p text:style-name="Standard">Enchufe CP12:</text:p>
      <text:list xml:id="list3371800956931676241" text:style-name="WWNum45">
        <text:list-item>
          <text:p text:style-name="P41">3 cables de 4 cm 2.5mm para puentes</text:p>
        </text:list-item>
        <text:list-item>
          <text:p text:style-name="P41">3 cables de 8 cm de 2.5mm hasta fuente de alimentacion</text:p>
        </text:list-item>
      </text:list>
      <text:p text:style-name="Standard"/>
      <text:p text:style-name="P1">***********************************</text:p>
      <text:p text:style-name="P1">****** VREF DRIVERS ********</text:p>
      <text:p text:style-name="P1">***********************************</text:p>
      <text:p text:style-name="P1">TMC 2208</text:p>
      <text:list xml:id="list7499911470491333130" text:style-name="WWNum25">
        <text:list-item>
          <text:p text:style-name="P42">X - 750mv</text:p>
        </text:list-item>
        <text:list-item>
          <text:p text:style-name="P43">Y - 800mv (0.9ยบ - 1300mv)</text:p>
        </text:list-item>
        <text:list-item>
          <text:p text:style-name="P42">Z - 800mv</text:p>
        </text:list-item>
        <text:list-item>
          <text:p text:style-name="P42">E - 750mv</text:p>
        </text:list-item>
      </text:list>
      <text:p text:style-name="Standard"/>
      <text:p text:style-name="P1">TMC 2209</text:p>
      <text:list xml:id="list36366482" text:continue-numbering="true" text:style-name="WWNum25">
        <text:list-item>
          <text:p text:style-name="P42">X - ???mv</text:p>
        </text:list-item>
        <text:list-item>
          <text:p text:style-name="P42">Y - ???mv </text:p>
        </text:list-item>
        <text:list-item>
          <text:p text:style-name="P42">Z - ???mv</text:p>
        </text:list-item>
        <text:list-item>
          <text:p text:style-name="P42">E - ???mv</text:p>
        </text:list-item>
      </text:list>
      <text:p text:style-name="P1"/>
      <text:p text:style-name="P1">TMC 2130</text:p>
      <text:list xml:id="list36348763" text:continue-numbering="true" text:style-name="WWNum25">
        <text:list-item>
          <text:p text:style-name="P42">X - ???mv</text:p>
        </text:list-item>
        <text:list-item>
          <text:p text:style-name="P42">Y - ???mv </text:p>
        </text:list-item>
        <text:list-item>
          <text:p text:style-name="P42">Z - ???mv</text:p>
        </text:list-item>
        <text:list-item>
          <text:p text:style-name="P42">E - ???mv</text:p>
        </text:list-item>
      </text:list>
      <text:p text:style-name="Standard"/>
      <text:p text:style-name="P1">***********************************</text:p>
      <text:p text:style-name="P1">****** SENSOR INDUCTIVO **</text:p>
      <text:p text:style-name="P1">***********************************</text:p>
      <text:p text:style-name="Standard">5V - MARRON</text:p>
      <text:p text:style-name="Standard">GND - AZUL</text:p>
      <text:p text:style-name="Standard">1.25 - NEGRO</text:p>
      <text:p text:style-name="Standard"/>
      <text:p text:style-name="P1">***********************************</text:p>
      <text:p text:style-name="P1">****** SENSOR FILAMENTO**</text:p>
      <text:p text:style-name="P1">***********************************</text:p>
      <text:p text:style-name="Standard">Pin 1.28 (X+)</text:p>
      <text:p text:style-name="Standard">Pin GND</text:p>
      <text:p text:style-name="Standard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10-03T16:15:58.56</dc:date>
    <dc:creator>Cam </dc:creator>
    <meta:generator>OpenOffice/4.1.5$Win32 OpenOffice.org_project/415m1$Build-9789</meta:generator>
    <meta:editing-duration>PT58S</meta:editing-duration>
    <meta:editing-cycles>2</meta:editing-cycles>
    <meta:document-statistic meta:table-count="0" meta:image-count="0" meta:object-count="0" meta:page-count="8" meta:paragraph-count="242" meta:word-count="1122" meta:character-count="6763"/>
  </office:meta>
</office:document-meta>
</file>